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2.7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0.55cm" fo:min-width="5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2.25cm" fo:min-width="6.7cm"/>
    </style:style>
    <style:style style:name="gr5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25cm" fo:min-width="0.3cm"/>
    </style:style>
    <style:style style:name="gr6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35cm" fo:min-width="0.3cm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4.75cm" fo:min-width="11.7cm"/>
    </style:style>
    <style:style style:name="gr8" style:family="graphic" style:parent-style-name="standard">
      <style:graphic-properties draw:textarea-horizontal-align="justify" draw:textarea-vertical-align="top" draw:auto-grow-height="false" fo:min-height="4.102cm" fo:min-width="9.316cm" fo:wrap-option="no-wrap"/>
    </style:style>
    <style:style style:name="gr9" style:family="graphic" style:parent-style-name="standard">
      <style:graphic-properties draw:fill="solid" draw:fill-color="#ffffd7" draw:textarea-horizontal-align="justify" draw:textarea-vertical-align="top" draw:auto-grow-height="false" fo:min-height="1.85cm" fo:min-width="10.5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4.75cm" fo:min-width="8.7cm"/>
    </style:style>
    <style:style style:name="gr11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12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3" style:family="graphic" style:parent-style-name="standard">
      <style:graphic-properties draw:fill-color="#ffffd7" draw:textarea-horizontal-align="justify" draw:textarea-vertical-align="top" draw:auto-grow-height="false" fo:min-height="1.55cm" fo:min-width="5.1cm"/>
    </style:style>
    <style:style style:name="gr14" style:family="graphic" style:parent-style-name="standard">
      <style:graphic-properties draw:textarea-horizontal-align="justify" draw:textarea-vertical-align="top" draw:auto-grow-height="false" fo:min-height="0.492cm" fo:min-width="1.26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  <style:text-properties fo:color="#000000" style:font-name="DejaVu Sans Mono" fo:font-size="10.5pt" style:font-name-asian="DejaVu Sans Mono" style:font-size-asian="10.5pt" style:font-name-complex="DejaVu Sans Mono" style:font-size-complex="10.5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7" style:family="paragraph">
      <loext:graphic-properties draw:fill-color="#ffffff" draw:opacity="0%"/>
      <style:paragraph-properties fo:text-align="center"/>
      <style:text-properties fo:background-color="transparent"/>
    </style:style>
    <style:style style:name="P8" style:family="paragraph">
      <loext:graphic-properties draw:fill-color="#ffffd7"/>
      <style:paragraph-properties fo:text-align="start" style:text-autospace="none"/>
      <style:text-properties fo:font-size="5.5pt" fo:font-weight="bold" style:font-size-asian="5.5pt" style:font-weight-asian="bold" style:font-size-complex="5.5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9pt" style:font-size-asian="9pt" style:font-size-complex="9pt"/>
    </style:style>
    <style:style style:name="P11" style:family="paragraph">
      <loext:graphic-properties draw:fill="solid" draw:fill-color="#ffffd7"/>
      <style:paragraph-properties fo:text-align="start" style:text-autospace="none"/>
      <style:text-properties fo:font-size="5.5pt" style:font-size-asian="5.5pt" style:font-size-complex="5.5pt"/>
    </style:style>
    <style:style style:name="P12" style:family="paragraph">
      <style:paragraph-properties fo:text-align="start"/>
      <style:text-properties fo:font-size="5.5pt" style:font-size-asian="5.5pt" style:font-size-complex="5.5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background-color="transparen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style:letter-kerning="true" style:font-name-asian="DejaVu Sans Mono" style:font-size-asian="9pt" style:font-style-asian="normal" style:font-name-complex="DejaVu Sans Mono" style:font-size-complex="9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Noto Sans CJK SC Regular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5.5pt" style:font-size-asian="5.5pt" style:font-size-complex="5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2cm" svg:height="1.7cm" svg:x="8.4cm" svg:y="1.7cm">
          <text:p text:style-name="P1"><text:span text:style-name="T1">FlushAll</text:span><text:span text:style-name="T1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0.8cm" svg:x="7.2cm" svg:y="4.9cm">
          <text:p text:style-name="P3"><text:span text:style-name="T2">func </text:span><text:span text:style-name="T3">(c *Client) FlushAll() error {</text:span><text:span text:style-name="T3"><text:line-break/></text:span><text:span text:style-name="T3"> <text:s text:c="3"/></text:span><text:span text:style-name="T2">return </text:span><text:span text:style-name="T4">c.selector.Each(c.flushAllFromAddr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cm" svg:y1="3.4cm" svg:x2="10cm" svg:y2="4.9cm">
          <text:p/>
        </draw:line>
        <draw:custom-shape draw:style-name="gr4" draw:text-style-name="P6" draw:layer="layout" svg:width="7.2cm" svg:height="2.5cm" svg:x="6.4cm" svg:y="7.5cm">
          <text:p text:style-name="P3"><text:span text:style-name="T2">func </text:span><text:span text:style-name="T3">(ss *ServerList) Each(f </text:span><text:span text:style-name="T2">func</text:span><text:span text:style-name="T4">(net.Addr) error) error {</text:span><text:span text:style-name="T4"><text:line-break/></text:span><text:span text:style-name="T4"> <text:s text:c="3"/>ss.mu.RLock()</text:span><text:span text:style-name="T4"><text:line-break/></text:span><text:span text:style-name="T3"> <text:s text:c="3"/></text:span><text:span text:style-name="T2">defer </text:span><text:span text:style-name="T4">ss.mu.RUnlock()</text:span><text:span text:style-name="T4"><text:line-break/></text:span><text:span text:style-name="T3"> <text:s text:c="3"/></text:span><text:span text:style-name="T2">for </text:span><text:span text:style-name="T3">_, a := </text:span><text:span text:style-name="T2">range </text:span><text:span text:style-name="T4">ss.addrs { <text:s/>// </text:span><text:span text:style-name="T4">往每个服务器发送数据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err := f(a); nil != err {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7"/>}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return </text:span><text:span text:style-name="T4">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cm" svg:y1="5.7cm" svg:x2="10cm" svg:y2="7.5cm">
          <text:p/>
        </draw:line>
        <draw:custom-shape draw:style-name="gr5" draw:text-style-name="P7" draw:layer="layout" svg:width="0.8cm" svg:height="0.5cm" svg:x="9.9cm" svg:y="3.7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0.6cm" svg:x="11.9cm" svg:y="6.1cm">
          <text:p text:style-name="P1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2.2cm" svg:height="5cm" svg:x="15.8cm" svg:y="4.3cm">
          <text:p text:style-name="P3"><text:span text:style-name="T2">func </text:span><text:span text:style-name="T6">(c *Client) flushAllFromAddr(addr net.Addr) error {</text:span><text:span text:style-name="T6"><text:line-break/></text:span><text:span text:style-name="T6"> <text:s text:c="3"/></text:span><text:span text:style-name="T2">return </text:span><text:span text:style-name="T6">c.withAddrRw(addr, </text:span><text:span text:style-name="T2">func</text:span><text:span text:style-name="T6">(rw *bufio.ReadWriter) error {</text:span><text:span text:style-name="T6"><text:line-break/></text:span><text:span text:style-name="T6"> <text:s text:c="7"/></text:span><text:span text:style-name="T2">if </text:span><text:span text:style-name="T6">_, err := fmt.Fprintf(rw, </text:span><text:span text:style-name="T7">"flush_all\r\n"</text:span><text:span text:style-name="T6">); err != nil {</text:span><text:span text:style-name="T6"><text:line-break/></text:span><text:span text:style-name="T6"> <text:s text:c="11"/></text:span><text:span text:style-name="T2">return </text:span><text:span text:style-name="T6">err</text:span><text:span text:style-name="T6"><text:line-break/></text:span><text:span text:style-name="T6"> <text:s text:c="7"/>}</text:span><text:span text:style-name="T6"><text:line-break/></text:span><text:span text:style-name="T6"> <text:s text:c="7"/></text:span><text:span text:style-name="T2">if </text:span><text:span text:style-name="T6">err := rw.Flush(); err != nil {</text:span><text:span text:style-name="T6"><text:line-break/></text:span><text:span text:style-name="T6"> <text:s text:c="11"/></text:span><text:span text:style-name="T2">return </text:span><text:span text:style-name="T6">err</text:span><text:span text:style-name="T6"><text:line-break/></text:span><text:span text:style-name="T6"> <text:s text:c="7"/>}</text:span><text:span text:style-name="T6"><text:line-break/></text:span><text:span text:style-name="T6"> <text:s text:c="7"/>line, err := rw.ReadSlice(</text:span><text:span text:style-name="T7">'\n'</text:span><text:span text:style-name="T6">)</text:span><text:span text:style-name="T6"><text:line-break/></text:span><text:span text:style-name="T6"> <text:s text:c="7"/></text:span><text:span text:style-name="T2">if </text:span><text:span text:style-name="T6">err != nil {</text:span><text:span text:style-name="T6"><text:line-break/></text:span><text:span text:style-name="T6"> <text:s text:c="11"/></text:span><text:span text:style-name="T2">return </text:span><text:span text:style-name="T6">err</text:span><text:span text:style-name="T6"><text:line-break/></text:span><text:span text:style-name="T6"> <text:s text:c="7"/>}</text:span><text:span text:style-name="T6"><text:line-break/></text:span><text:span text:style-name="T6"> <text:s text:c="7"/></text:span><text:span text:style-name="T2">switch </text:span><text:span text:style-name="T6">{</text:span><text:span text:style-name="T6"><text:line-break/></text:span><text:span text:style-name="T6"> <text:s text:c="7"/></text:span><text:span text:style-name="T2">case </text:span><text:span text:style-name="T6">bytes.Equal(line, resultOk):</text:span><text:span text:style-name="T6"><text:line-break/></text:span><text:span text:style-name="T6"> <text:s text:c="11"/></text:span><text:span text:style-name="T2">break</text:span><text:span text:style-name="T2"><text:line-break/></text:span><text:span text:style-name="T6"> <text:s text:c="7"/></text:span><text:span text:style-name="T2">default</text:span><text:span text:style-name="T6">:</text:span><text:span text:style-name="T6"><text:line-break/></text:span><text:span text:style-name="T6"> <text:s text:c="11"/></text:span><text:span text:style-name="T2">return </text:span><text:span text:style-name="T6">fmt.Errorf(</text:span><text:span text:style-name="T7">"memcache: unexpected response line from flush_all: %q"</text:span><text:span text:style-name="T6">, string(line))</text:span><text:span text:style-name="T6"><text:line-break/></text:span><text:span text:style-name="T6"> <text:s text:c="7"/>}</text:span><text:span text:style-name="T6"><text:line-break/></text:span><text:span text:style-name="T6"> <text:s text:c="7"/></text:span><text:span text:style-name="T2">return </text:span><text:span text:style-name="T6">nil</text:span><text:span text:style-name="T6"><text:line-break/></text:span><text:span text:style-name="T6"> <text:s text:c="3"/>}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0.6cm" svg:height="4.7cm" svg:x="9.7cm" svg:y="-4cm">
          <text:p text:style-name="P9"><text:span text:style-name="T8">用法：</text:span></text:p>
          <text:p text:style-name="P3"><text:span text:style-name="T9">mc := memcache.New(</text:span><text:span text:style-name="T10">"127.0.0.1:11211"</text:span><text:span text:style-name="T11">)</text:span><text:span text:style-name="T11"><text:line-break/></text:span><text:span text:style-name="T11">err := mc.</text:span><text:span text:style-name="T1">FlushAll</text:span><text:span text:style-name="T9">(</text:span><text:span text:style-name="T11">)</text:span></text:p>
          <text:p text:style-name="P9"><text:span text:style-name="T8"/></text:p>
          <text:p text:style-name="P9"><text:span text:style-name="T8">用于清理缓存中的所有 </text:span><text:span text:style-name="T8">key=&gt;value(</text:span><text:span text:style-name="T8">键</text:span><text:span text:style-name="T8">=&gt;</text:span><text:span text:style-name="T8">值</text:span><text:span text:style-name="T8">) </text:span><text:span text:style-name="T8">对</text:span></text:p>
          <text:p text:style-name="P9"><text:span text:style-name="T8"/></text:p>
          <text:p text:style-name="P9"><text:span text:style-name="T8">主要可以分为以下步骤：</text:span></text:p>
          <text:p text:style-name="P9"><text:span text:style-name="T12">1</text:span><text:span text:style-name="T12">、往每个</text:span><text:span text:style-name="T12">memcached</text:span><text:span text:style-name="T12">服务器发送数据和接收</text:span><text:span text:style-name="T8">处理</text:span><text:span text:style-name="T8">memcached</text:span><text:span text:style-name="T8">信息</text:span></text:p>
          <text:p text:style-name="P9"><text:span text:style-name="T8">2</text:span><text:span text:style-name="T8">、和处理连接</text:span></text:p>
          <draw:enhanced-geometry svg:viewBox="0 0 21600 21600" draw:text-areas="800 800 20800 20800" draw:type="round-rectangular-callout" draw:modifiers="2392.0762192246 26401.5315890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5" draw:layer="layout" svg:x1="8.9cm" svg:y1="8.6cm" svg:x2="16cm" svg:y2="4.8cm">
          <text:p/>
        </draw:line>
        <draw:custom-shape draw:style-name="gr9" draw:text-style-name="P11" draw:layer="layout" svg:width="11cm" svg:height="2.1cm" svg:x="4.5cm" svg:y="11.8cm">
          <text:p text:style-name="P3"><text:span text:style-name="T2">func </text:span><text:span text:style-name="T3">(c *Client) withAddrRw(addr net.Addr, fn </text:span><text:span text:style-name="T2">func</text:span><text:span text:style-name="T4">(*bufio.ReadWriter) error) (err error) {</text:span><text:span text:style-name="T4"><text:line-break/></text:span><text:span text:style-name="T4"> <text:s text:c="3"/>cn, err := c.getConn(addr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defer </text:span><text:span text:style-name="T4">cn.condRelease(&amp;err)</text:span><text:span text:style-name="T4"><text:line-break/></text:span><text:span text:style-name="T3"> <text:s text:c="3"/></text:span><text:span text:style-name="T2">return </text:span><text:span text:style-name="T4">fn(cn.rw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9.2cm" svg:height="5cm" svg:x="3.5cm" svg:y="16cm">
          <text:p text:style-name="P3"><text:span text:style-name="T2">func </text:span><text:span text:style-name="T4">(c *Client) getConn(addr net.Addr) (*conn, error) {</text:span><text:span text:style-name="T4"><text:line-break/></text:span><text:span text:style-name="T13"> <text:s text:c="3"/></text:span><text:span text:style-name="T14">// </text:span><text:span text:style-name="T13">获取一个空闲连接，如果不存在空闲连接，则新建一个连接</text:span><text:span text:style-name="T13"><text:line-break/></text:span><text:span text:style-name="T13"> <text:s text:c="3"/></text:span><text:span text:style-name="T4">cn, ok := c.getFreeConn(addr)</text:span><text:span text:style-name="T4"><text:line-break/></text:span><text:span text:style-name="T15"> <text:s text:c="3"/></text:span><text:span text:style-name="T2">if </text:span><text:span text:style-name="T4">ok {</text:span><text:span text:style-name="T4"><text:line-break/></text:span><text:span text:style-name="T13"> <text:s text:c="7"/></text:span><text:span text:style-name="T4">cn.extendDeadline()</text:span><text:span text:style-name="T4"><text:line-break/></text:span><text:span text:style-name="T13"> <text:s text:c="3"/></text:span><text:span text:style-name="T15"><text:s text:c="4"/></text:span><text:span text:style-name="T2">return </text:span><text:span text:style-name="T4">cn, nil</text:span><text:span text:style-name="T4"><text:line-break/></text:span><text:span text:style-name="T13"> <text:s text:c="3"/></text:span><text:span text:style-name="T4">}</text:span><text:span text:style-name="T4"><text:line-break/></text:span><text:span text:style-name="T13"> <text:s text:c="3"/></text:span><text:span text:style-name="T4">nc, err := c.dial(addr)</text:span><text:span text:style-name="T4"><text:line-break/></text:span><text:span text:style-name="T15"> <text:s text:c="3"/></text:span><text:span text:style-name="T2">if </text:span><text:span text:style-name="T4">err != nil {</text:span><text:span text:style-name="T4"><text:line-break/></text:span><text:span text:style-name="T13"> <text:s text:c="3"/></text:span><text:span text:style-name="T15"><text:s text:c="4"/></text:span><text:span text:style-name="T2">return </text:span><text:span text:style-name="T4">nil, err</text:span><text:span text:style-name="T4"><text:line-break/></text:span><text:span text:style-name="T13"> <text:s text:c="3"/></text:span><text:span text:style-name="T4">}</text:span><text:span text:style-name="T4"><text:line-break/></text:span><text:span text:style-name="T13"> <text:s text:c="3"/></text:span><text:span text:style-name="T4">cn = &amp;conn{</text:span><text:span text:style-name="T4"><text:line-break/></text:span><text:span text:style-name="T13"> <text:s text:c="7"/></text:span><text:span text:style-name="T4">nc: <text:s text:c="2"/>nc,</text:span><text:span text:style-name="T4"><text:line-break/></text:span><text:span text:style-name="T13"> <text:s text:c="7"/></text:span><text:span text:style-name="T4">addr: addr,</text:span><text:span text:style-name="T4"><text:line-break/></text:span><text:span text:style-name="T13"> <text:s text:c="7"/></text:span><text:span text:style-name="T4">rw: <text:s text:c="2"/>bufio.NewReadWriter(bufio.NewReader(nc), bufio.NewWriter(nc)),</text:span><text:span text:style-name="T4"><text:line-break/></text:span><text:span text:style-name="T13"> <text:s text:c="7"/></text:span><text:span text:style-name="T4">c: <text:s text:c="3"/>c,</text:span><text:span text:style-name="T4"><text:line-break/></text:span><text:span text:style-name="T13"> <text:s text:c="3"/></text:span><text:span text:style-name="T4">}</text:span><text:span text:style-name="T4"><text:line-break/></text:span><text:span text:style-name="T15"> <text:s text:c="3"/></text:span><text:span text:style-name="T3">cn.extendDeadline()</text:span></text:p>
          <text:p text:style-name="P3"><text:span text:style-name="T16"><text:s text:c="4"/></text:span><text:span text:style-name="T2">return </text:span><text:span text:style-name="T4">cn, 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1cm" svg:y1="12.4cm" svg:x2="6.3cm" svg:y2="16.1cm">
          <text:p/>
        </draw:line>
        <draw:custom-shape draw:style-name="gr11" draw:text-style-name="P6" draw:layer="layout" svg:width="8cm" svg:height="3.4cm" svg:x="14.5cm" svg:y="16.9cm">
          <text:p text:style-name="P3"><text:span text:style-name="T2">func </text:span><text:span text:style-name="T4">(c *Client) getFreeConn(addr net.Addr) (cn *conn, ok bool) {</text:span><text:span text:style-name="T4"><text:line-break/></text:span><text:span text:style-name="T4"> <text:s text:c="3"/>c.lk.Lock()</text:span><text:span text:style-name="T4"><text:line-break/></text:span><text:span text:style-name="T4"> <text:s text:c="3"/></text:span><text:span text:style-name="T2">defer </text:span><text:span text:style-name="T4">c.lk.Unlock()</text:span><text:span text:style-name="T4"><text:line-break/></text:span><text:span text:style-name="T4"> <text:s text:c="3"/></text:span><text:span text:style-name="T2">if </text:span><text:span text:style-name="T4">c.freeconn == nil {</text:span><text:span text:style-name="T4"><text:line-break/></text:span><text:span text:style-name="T4"> <text:s text:c="7"/></text:span><text:span text:style-name="T2">return </text:span><text:span text:style-name="T4">nil, </text:span><text:span text:style-name="T17">false</text:span><text:span text:style-name="T17"><text:line-break/></text:span><text:span text:style-name="T4"> <text:s text:c="3"/>}</text:span><text:span text:style-name="T4"><text:line-break/></text:span><text:span text:style-name="T4"> <text:s text:c="3"/>freelist, ok := c.freeconn[addr.String()]</text:span><text:span text:style-name="T4"><text:line-break/></text:span><text:span text:style-name="T4"> <text:s text:c="3"/></text:span><text:span text:style-name="T2">if </text:span><text:span text:style-name="T4">!ok || len(freelist) == </text:span><text:span text:style-name="T18">0 </text:span><text:span text:style-name="T4">{</text:span><text:span text:style-name="T4"><text:line-break/></text:span><text:span text:style-name="T4"> <text:s text:c="7"/></text:span><text:span text:style-name="T2">return </text:span><text:span text:style-name="T4">nil, </text:span><text:span text:style-name="T17">false</text:span><text:span text:style-name="T17"><text:line-break/></text:span><text:span text:style-name="T4"> <text:s text:c="3"/>}</text:span><text:span text:style-name="T4"><text:line-break/></text:span><text:span text:style-name="T4"> <text:s text:c="3"/>cn = freelist[len(freelist)-</text:span><text:span text:style-name="T18">1</text:span><text:span text:style-name="T4">]</text:span><text:span text:style-name="T4"><text:line-break/></text:span><text:span text:style-name="T4"> <text:s text:c="3"/>c.freeconn[addr.String()] = freelist[:len(freelist)-</text:span><text:span text:style-name="T18">1</text:span><text:span text:style-name="T4">]</text:span><text:span text:style-name="T4"><text:line-break/></text:span><text:span text:style-name="T4"> <text:s text:c="3"/></text:span><text:span text:style-name="T2">return </text:span><text:span text:style-name="T4">cn, </text:span><text:span text:style-name="T17">true</text:span><text:span text:style-name="T17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8cm" svg:y1="16.8cm" svg:x2="14.6cm" svg:y2="17.1cm">
          <text:p/>
        </draw:line>
        <draw:custom-shape draw:style-name="gr12" draw:text-style-name="P4" draw:layer="layout" svg:width="7.7cm" svg:height="0.8cm" svg:x="9cm" svg:y="22.5cm">
          <text:p text:style-name="P3"><text:span text:style-name="T19">func </text:span><text:span text:style-name="T20">(cn *conn) extendDeadline() {</text:span><text:span text:style-name="T20"><text:line-break/></text:span><text:span text:style-name="T20"><text:tab/></text:span><text:span text:style-name="T20">cn.nc.SetDeadline(time.Now().Add(cn.c.netTimeout()))</text:span><text:span text:style-name="T13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9cm" svg:y1="20.4cm" svg:x2="11cm" svg:y2="22.4cm">
          <text:p/>
        </draw:line>
        <draw:line draw:style-name="gr3" draw:text-style-name="P5" draw:layer="layout" svg:x1="6.4cm" svg:y1="17.3cm" svg:x2="11cm" svg:y2="22.4cm">
          <text:p/>
        </draw:line>
        <draw:line draw:style-name="gr3" draw:text-style-name="P5" draw:layer="layout" svg:x1="6.3cm" svg:y1="13.4cm" svg:x2="19.8cm" svg:y2="5.2cm">
          <text:p/>
        </draw:line>
        <draw:custom-shape draw:style-name="gr6" draw:text-style-name="P7" draw:layer="layout" svg:width="0.8cm" svg:height="0.6cm" svg:x="9.9cm" svg:y="6.1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0.6cm" svg:x="14cm" svg:y="6.6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5.9cm" svg:y="14.3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3.7cm" svg:y="12.5cm">
          <text:p text:style-name="P1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10cm" svg:y="11.1cm">
          <text:p text:style-name="P1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10.9cm" svg:y="16.4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8.2cm" svg:y="18.5cm">
          <text:p text:style-name="P1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7.9cm" svg:y="20.7cm">
          <text:p text:style-name="P1"><text:span text:style-name="T5">7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8.4cm" svg:y1="4.8cm" svg:x2="7.3cm" svg:y2="11.9cm">
          <text:p/>
        </draw:line>
        <draw:custom-shape draw:style-name="gr13" draw:text-style-name="P6" draw:layer="layout" svg:width="5.6cm" svg:height="1.8cm" svg:x="-2.6cm" svg:y="12.3cm">
          <text:p text:style-name="P3"><text:span text:style-name="T2">func </text:span><text:span text:style-name="T3">(cn *conn) condRelease(err *error) {</text:span><text:span text:style-name="T3"><text:line-break/></text:span><text:span text:style-name="T3"> <text:s text:c="3"/></text:span><text:span text:style-name="T2">if </text:span><text:span text:style-name="T4">*err == nil || resumableError(*err) {</text:span><text:span text:style-name="T4"><text:line-break/></text:span><text:span text:style-name="T4"> <text:s text:c="7"/>cn.release()</text:span><text:span text:style-name="T4"><text:line-break/></text:span><text:span text:style-name="T3"> <text:s text:c="3"/>} </text:span><text:span text:style-name="T2">else </text:span><text:span text:style-name="T4">{</text:span><text:span text:style-name="T4"><text:line-break/></text:span><text:span text:style-name="T4"> <text:s text:c="7"/>cn.nc.Close()</text:span><text:span text:style-name="T4"><text:line-break/></text:span><text:span text:style-name="T4"> <text:s text:c="3"/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cm" svg:y1="13.2cm" svg:x2="3cm" svg:y2="13cm">
          <text:p/>
        </draw:line>
        <draw:custom-shape draw:style-name="gr14" draw:text-style-name="P12" draw:layer="layout" svg:width="1.9cm" svg:height="0.8cm" svg:x="1.7cm" svg:y="10.7cm">
          <text:p text:style-name="P9"><text:span text:style-name="T21">回收连接资源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5:04:40.115030002</meta:creation-date>
    <dc:date>2018-12-21T11:16:49.546382337</dc:date>
    <meta:editing-duration>PT48M20S</meta:editing-duration>
    <meta:editing-cycles>20</meta:editing-cycles>
    <meta:generator>LibreOffice/6.1.2.1$Linux_X86_64 LibreOffice_project/10$Build-1</meta:generator>
    <meta:document-statistic meta:object-count="31"/>
  </office:meta>
</office:document-meta>
</file>